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RowIterator.ServerRowIterator( RowIterator iterator , RemoteAdapterFactory factory , int max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owIterator.getRemoteObjec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